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4.3cm" style:rel-column-width="16577*"/>
    </style:style>
    <style:style style:name="Table11.B" style:family="table-column">
      <style:table-column-properties style:column-width="5.99cm" style:rel-column-width="23091*"/>
    </style:style>
    <style:style style:name="Table11.C" style:family="table-column">
      <style:table-column-properties style:column-width="6.71cm" style:rel-column-width="25867*"/>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5.944cm" fo:margin-left="1.005cm" fo:margin-right="0.051cm" fo:margin-top="0cm" fo:margin-bottom="0.499cm" table:align="margins"/>
    </style:style>
    <style:style style:name="Table4.A" style:family="table-column">
      <style:table-column-properties style:column-width="2.401cm" style:rel-column-width="9867*"/>
    </style:style>
    <style:style style:name="Table4.B" style:family="table-column">
      <style:table-column-properties style:column-width="2.679cm" style:rel-column-width="11013*"/>
    </style:style>
    <style:style style:name="Table4.C" style:family="table-column">
      <style:table-column-properties style:column-width="2.214cm" style:rel-column-width="9099*"/>
    </style:style>
    <style:style style:name="Table4.E" style:family="table-column">
      <style:table-column-properties style:column-width="2.284cm" style:rel-column-width="9389*"/>
    </style:style>
    <style:style style:name="Table4.F" style:family="table-column">
      <style:table-column-properties style:column-width="4.152cm" style:rel-column-width="17068*"/>
    </style:style>
    <style:style style:name="Table4.A1" style:family="table-cell">
      <style:table-cell-properties fo:background-color="transparent" fo:padding="0cm" fo:border="none">
        <style:background-image/>
      </style:table-cell-properties>
    </style:style>
    <style:style style:name="Table4.5" style:family="table-row">
      <style:table-row-properties style:min-row-height="0.524cm"/>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cm" fo:border="none"/>
    </style:style>
    <style:style style:name="Table6.4" style:family="table-row">
      <style:table-row-properties style:min-row-height="0.547cm"/>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fab5a6"/>
    </style:style>
    <style:style style:name="P3" style:family="paragraph" style:parent-style-name="Footer">
      <style:text-properties officeooo:paragraph-rsid="0029a911"/>
    </style:style>
    <style:style style:name="P4" style:family="paragraph" style:parent-style-name="Text_20_body">
      <style:paragraph-properties fo:margin-top="0cm" fo:margin-bottom="0cm" loext:contextual-spacing="false"/>
      <style:text-properties officeooo:rsid="00c5dc8b" officeooo:paragraph-rsid="00d9bf0e"/>
    </style:style>
    <style:style style:name="P5" style:family="paragraph" style:parent-style-name="Text_20_body">
      <style:paragraph-properties fo:margin-top="0cm" fo:margin-bottom="0cm" loext:contextual-spacing="false"/>
      <style:text-properties officeooo:paragraph-rsid="00a63dc4"/>
    </style:style>
    <style:style style:name="P6" style:family="paragraph" style:parent-style-name="Text_20_body">
      <style:paragraph-properties fo:margin-top="0cm" fo:margin-bottom="0cm" loext:contextual-spacing="false"/>
      <style:text-properties officeooo:rsid="00f7cb87" officeooo:paragraph-rsid="00f7cb87"/>
    </style:style>
    <style:style style:name="P7" style:family="paragraph" style:parent-style-name="Text_20_body">
      <style:paragraph-properties fo:margin-top="0cm" fo:margin-bottom="0cm" loext:contextual-spacing="false"/>
      <style:text-properties officeooo:rsid="00eddbef" officeooo:paragraph-rsid="00eddbef"/>
    </style:style>
    <style:style style:name="P8" style:family="paragraph" style:parent-style-name="Text_20_body">
      <style:paragraph-properties fo:margin-top="0cm" fo:margin-bottom="0cm" loext:contextual-spacing="false"/>
      <style:text-properties officeooo:rsid="00fd74fb" officeooo:paragraph-rsid="00fd74fb"/>
    </style:style>
    <style:style style:name="P9" style:family="paragraph" style:parent-style-name="Text_20_body">
      <style:paragraph-properties fo:margin-top="0cm" fo:margin-bottom="0cm" loext:contextual-spacing="false"/>
      <style:text-properties style:font-name="Liberation Sans" fo:font-size="11pt" officeooo:rsid="0105a17c" officeooo:paragraph-rsid="0105a17c" style:font-size-asian="10.5pt"/>
    </style:style>
    <style:style style:name="P10" style:family="paragraph" style:parent-style-name="Text_20_body_20_indent">
      <style:paragraph-properties fo:margin-top="0cm" fo:margin-bottom="0cm" loext:contextual-spacing="false"/>
      <style:text-properties officeooo:paragraph-rsid="00a63dc4"/>
    </style:style>
    <style:style style:name="P11" style:family="paragraph" style:parent-style-name="Text_20_body_20_indent">
      <style:paragraph-properties fo:margin-top="0cm" fo:margin-bottom="0cm" loext:contextual-spacing="false"/>
      <style:text-properties officeooo:rsid="0028841e" officeooo:paragraph-rsid="00a63dc4"/>
    </style:style>
    <style:style style:name="P12" style:family="paragraph" style:parent-style-name="Text_20_body_20_indent">
      <style:paragraph-properties fo:margin-top="0cm" fo:margin-bottom="0cm" loext:contextual-spacing="false"/>
      <style:text-properties officeooo:rsid="0028841e" officeooo:paragraph-rsid="00ab05ac"/>
    </style:style>
    <style:style style:name="P13" style:family="paragraph" style:parent-style-name="Text_20_body_20_indent">
      <style:paragraph-properties fo:margin-top="0cm" fo:margin-bottom="0cm" loext:contextual-spacing="false"/>
      <style:text-properties officeooo:rsid="0028841e" officeooo:paragraph-rsid="00c5dc8b"/>
    </style:style>
    <style:style style:name="P14" style:family="paragraph" style:parent-style-name="Text_20_body_20_indent">
      <style:paragraph-properties fo:margin-top="0cm" fo:margin-bottom="0cm" loext:contextual-spacing="false"/>
      <style:text-properties officeooo:rsid="00ab05ac" officeooo:paragraph-rsid="00ab05ac"/>
    </style:style>
    <style:style style:name="P15" style:family="paragraph" style:parent-style-name="Text_20_body">
      <style:text-properties fo:language="en" fo:country="US" officeooo:rsid="001f0121" officeooo:paragraph-rsid="001f0121"/>
    </style:style>
    <style:style style:name="P16" style:family="paragraph" style:parent-style-name="Text_20_body">
      <style:text-properties fo:language="en" fo:country="US" officeooo:rsid="001f0121" officeooo:paragraph-rsid="00733b65"/>
    </style:style>
    <style:style style:name="P17" style:family="paragraph" style:parent-style-name="Text_20_body">
      <style:text-properties officeooo:paragraph-rsid="00a63dc4"/>
    </style:style>
    <style:style style:name="P18" style:family="paragraph" style:parent-style-name="Text_20_body">
      <style:text-properties officeooo:rsid="00a87f4d" officeooo:paragraph-rsid="00a87f4d"/>
    </style:style>
    <style:style style:name="P19" style:family="paragraph" style:parent-style-name="Text_20_body">
      <style:text-properties officeooo:paragraph-rsid="00733b65"/>
    </style:style>
    <style:style style:name="P20" style:family="paragraph" style:parent-style-name="Text_20_body">
      <style:text-properties officeooo:paragraph-rsid="00bc10ac"/>
    </style:style>
    <style:style style:name="P21" style:family="paragraph" style:parent-style-name="Text_20_body">
      <style:text-properties officeooo:paragraph-rsid="00d54e5f"/>
    </style:style>
    <style:style style:name="P22" style:family="paragraph" style:parent-style-name="Text_20_body">
      <style:text-properties officeooo:rsid="00d9bf0e" officeooo:paragraph-rsid="00d9bf0e"/>
    </style:style>
    <style:style style:name="P23" style:family="paragraph" style:parent-style-name="Text_20_body">
      <style:text-properties officeooo:paragraph-rsid="00dc1fbf"/>
    </style:style>
    <style:style style:name="P24" style:family="paragraph" style:parent-style-name="Text_20_body">
      <style:text-properties officeooo:paragraph-rsid="0109b535"/>
    </style:style>
    <style:style style:name="P25" style:family="paragraph" style:parent-style-name="Text_20_body">
      <style:text-properties officeooo:paragraph-rsid="010b850e"/>
    </style:style>
    <style:style style:name="P26" style:family="paragraph" style:parent-style-name="Text_20_Note">
      <style:text-properties officeooo:paragraph-rsid="00a63dc4"/>
    </style:style>
    <style:style style:name="P27" style:family="paragraph" style:parent-style-name="Text_20_body_20_indent">
      <style:text-properties officeooo:paragraph-rsid="00a63dc4"/>
    </style:style>
    <style:style style:name="P28" style:family="paragraph" style:parent-style-name="Text_20_body_20_indent">
      <style:text-properties officeooo:paragraph-rsid="00ab05ac"/>
    </style:style>
    <style:style style:name="P29" style:family="paragraph" style:parent-style-name="Text_20_body_20_indent">
      <style:text-properties officeooo:paragraph-rsid="01036a6f"/>
    </style:style>
    <style:style style:name="P30" style:family="paragraph" style:parent-style-name="Subtitle">
      <style:text-properties fo:language="en" fo:country="US" officeooo:rsid="001f0121"/>
    </style:style>
    <style:style style:name="P31" style:family="paragraph" style:parent-style-name="Table_20_Contents">
      <style:text-properties officeooo:paragraph-rsid="00c9407b"/>
    </style:style>
    <style:style style:name="P32" style:family="paragraph" style:parent-style-name="Table_20_Heading">
      <style:text-properties fo:font-size="10.5pt" officeooo:paragraph-rsid="00c9407b" style:font-size-asian="10.5pt" style:font-size-complex="10.5pt"/>
    </style:style>
    <style:style style:name="P33" style:family="paragraph" style:parent-style-name="Guide_20_Name">
      <style:text-properties fo:language="en" fo:country="US" officeooo:rsid="001f0121" officeooo:paragraph-rsid="00a49c0f"/>
    </style:style>
    <style:style style:name="P34" style:family="paragraph" style:parent-style-name="Title">
      <style:text-properties fo:language="en" fo:country="US" officeooo:rsid="001f0121" officeooo:paragraph-rsid="00a49c0f"/>
    </style:style>
    <style:style style:name="P35" style:family="paragraph" style:parent-style-name="Text_20_Body_20_List_20_Intro">
      <style:text-properties officeooo:paragraph-rsid="00a63dc4"/>
    </style:style>
    <style:style style:name="P36" style:family="paragraph" style:parent-style-name="Standard">
      <style:text-properties officeooo:paragraph-rsid="00c9407b"/>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d87ecb"/>
    </style:style>
    <style:style style:name="P40"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f37d65"/>
    </style:style>
    <style:style style:name="P41"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rsid="001f851a" officeooo:paragraph-rsid="00ad068e"/>
    </style:style>
    <style:style style:name="P42"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ad068e"/>
    </style:style>
    <style:style style:name="P43" style:family="paragraph" style:parent-style-name="Text_20_body_20_indent">
      <style:paragraph-properties fo:margin-top="0cm" fo:margin-bottom="0.101cm" loext:contextual-spacing="false" style:writing-mode="page"/>
      <style:text-properties officeooo:paragraph-rsid="00f37d65"/>
    </style:style>
    <style:style style:name="P44" style:family="paragraph" style:parent-style-name="Text_20_body_20_indent">
      <style:paragraph-properties fo:margin-top="0cm" fo:margin-bottom="0.101cm" loext:contextual-spacing="false" style:writing-mode="page"/>
      <style:text-properties officeooo:paragraph-rsid="00d87ecb"/>
    </style:style>
    <style:style style:name="P45" style:family="paragraph" style:parent-style-name="Text_20_body_20_indent">
      <style:paragraph-properties fo:margin-top="0cm" fo:margin-bottom="0.101cm" loext:contextual-spacing="false" style:writing-mode="page"/>
      <style:text-properties officeooo:rsid="001f851a" officeooo:paragraph-rsid="00f37d65"/>
    </style:style>
    <style:style style:name="P46" style:family="paragraph" style:parent-style-name="Text_20_body_20_indent">
      <style:paragraph-properties fo:margin-top="0cm" fo:margin-bottom="0.101cm" loext:contextual-spacing="false" style:writing-mode="page"/>
      <style:text-properties officeooo:rsid="001f851a" officeooo:paragraph-rsid="00afa92a"/>
    </style:style>
    <style:style style:name="P47" style:family="paragraph" style:parent-style-name="Text_20_body_20_indent">
      <style:paragraph-properties fo:margin-top="0cm" fo:margin-bottom="0.101cm" loext:contextual-spacing="false" style:writing-mode="page"/>
      <style:text-properties officeooo:paragraph-rsid="00ad068e"/>
    </style:style>
    <style:style style:name="P48" style:family="paragraph" style:parent-style-name="Standard">
      <style:paragraph-properties fo:margin-top="0cm" fo:margin-bottom="0.101cm" loext:contextual-spacing="false" style:writing-mode="page"/>
      <style:text-properties officeooo:paragraph-rsid="00d87ecb"/>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Footnote">
      <style:text-properties officeooo:paragraph-rsid="00be688b"/>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Text_20_body_20_indent">
      <style:paragraph-properties fo:margin-top="0cm" fo:margin-bottom="0cm" loext:contextual-spacing="false"/>
      <style:text-properties officeooo:rsid="00ab05ac" officeooo:paragraph-rsid="00a63dc4"/>
    </style:style>
    <style:style style:name="P53" style:family="paragraph" style:parent-style-name="Text_20_body_20_indent">
      <style:paragraph-properties fo:margin-top="0cm" fo:margin-bottom="0cm" loext:contextual-spacing="false"/>
      <style:text-properties officeooo:rsid="0028841e" officeooo:paragraph-rsid="00ab05ac"/>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Heading_20_1">
      <style:text-properties officeooo:paragraph-rsid="00a63dc4"/>
    </style:style>
    <style:style style:name="P58" style:family="paragraph" style:parent-style-name="Heading_20_1">
      <style:text-properties officeooo:paragraph-rsid="00fdb33c"/>
    </style:style>
    <style:style style:name="P59" style:family="paragraph" style:parent-style-name="Heading_20_1" style:master-page-name="Front_20_Matter">
      <style:paragraph-properties style:page-number="auto"/>
      <style:text-properties fo:language="en" fo:country="US"/>
    </style:style>
    <style:style style:name="P60" style:family="paragraph" style:parent-style-name="Heading_20_1" style:master-page-name="Standard">
      <style:paragraph-properties style:page-number="auto" fo:break-before="auto" fo:break-after="auto"/>
      <style:text-properties fo:language="en" fo:country="US" officeooo:paragraph-rsid="00a63dc4"/>
    </style:style>
    <style:style style:name="P61" style:family="paragraph" style:parent-style-name="Heading_20_2">
      <style:text-properties officeooo:paragraph-rsid="00916c9a"/>
    </style:style>
    <style:style style:name="P62" style:family="paragraph" style:parent-style-name="Heading_20_2">
      <style:text-properties officeooo:paragraph-rsid="00a63dc4"/>
    </style:style>
    <style:style style:name="P63" style:family="paragraph" style:parent-style-name="Heading_20_2">
      <style:text-properties officeooo:paragraph-rsid="00d87ecb"/>
    </style:style>
    <style:style style:name="P64" style:family="paragraph" style:parent-style-name="Heading_20_Note">
      <style:text-properties officeooo:paragraph-rsid="00a63dc4"/>
    </style:style>
    <style:style style:name="P65" style:family="paragraph" style:parent-style-name="Heading_20_Tip">
      <style:text-properties officeooo:paragraph-rsid="00a63dc4"/>
    </style:style>
    <style:style style:name="P66" style:family="paragraph" style:parent-style-name="List_20_1">
      <style:text-properties officeooo:paragraph-rsid="00a63dc4"/>
    </style:style>
    <style:style style:name="P67" style:family="paragraph" style:parent-style-name="Text_20_body">
      <style:paragraph-properties fo:margin-top="0cm" fo:margin-bottom="0cm" loext:contextual-spacing="false"/>
      <style:text-properties officeooo:rsid="010de9e6" officeooo:paragraph-rsid="010de9e6"/>
    </style:style>
    <style:style style:name="P68" style:family="paragraph" style:parent-style-name="Text_20_body">
      <style:paragraph-properties fo:margin-top="0cm" fo:margin-bottom="0cm" loext:contextual-spacing="false"/>
      <style:text-properties officeooo:paragraph-rsid="00a63dc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fd74fb" style:font-size-asian="10pt" style:font-style-asian="italic" style:font-size-complex="10pt" style:font-style-complex="italic"/>
    </style:style>
    <style:style style:name="T6" style:family="text">
      <style:text-properties fo:language="en" fo:country="US" officeooo:rsid="00b9d64e"/>
    </style:style>
    <style:style style:name="T7" style:family="text">
      <style:text-properties officeooo:rsid="00fab5a6"/>
    </style:style>
    <style:style style:name="T8" style:family="text">
      <style:text-properties officeooo:rsid="00fd74fb"/>
    </style:style>
    <style:style style:name="T9" style:family="text">
      <style:text-properties style:font-name="Liberation Sans" fo:font-size="11pt" officeooo:rsid="00fd74fb" style:font-size-asian="10.5pt"/>
    </style:style>
    <style:style style:name="T10" style:family="text">
      <style:text-properties style:font-name="Liberation Sans" fo:font-size="11pt" officeooo:rsid="001f851a" style:font-size-asian="10.5pt"/>
    </style:style>
    <style:style style:name="T11" style:family="text">
      <style:text-properties style:font-name="Liberation Sans" fo:font-size="11pt" officeooo:rsid="00fdb33c" style:font-size-asian="10.5pt"/>
    </style:style>
    <style:style style:name="T12" style:family="text">
      <style:text-properties style:font-name="Liberation Sans" fo:font-size="11pt" officeooo:rsid="00ff7e37" style:font-size-asian="10.5pt"/>
    </style:style>
    <style:style style:name="T13" style:family="text">
      <style:text-properties style:font-name="Liberation Sans" fo:font-size="11pt" officeooo:rsid="01036a6f" style:font-size-asian="10.5pt"/>
    </style:style>
    <style:style style:name="T14" style:family="text">
      <style:text-properties officeooo:rsid="00fdb33c"/>
    </style:style>
    <style:style style:name="T15" style:family="text">
      <style:text-properties officeooo:rsid="001f851a"/>
    </style:style>
    <style:style style:name="T16" style:family="text">
      <style:text-properties officeooo:rsid="00ff7e37"/>
    </style:style>
    <style:style style:name="T17" style:family="text">
      <style:text-properties officeooo:rsid="01017048"/>
    </style:style>
    <style:style style:name="T18" style:family="text">
      <style:text-properties officeooo:rsid="01032722"/>
    </style:style>
    <style:style style:name="T19" style:family="text">
      <style:text-properties officeooo:rsid="01036a6f"/>
    </style:style>
    <style:style style:name="T20" style:family="text">
      <style:text-properties officeooo:rsid="0105a17c"/>
    </style:style>
    <style:style style:name="T21" style:family="text">
      <style:text-properties officeooo:rsid="01060a0f"/>
    </style:style>
    <style:style style:name="T22" style:family="text">
      <style:text-properties officeooo:rsid="00be688b"/>
    </style:style>
    <style:style style:name="T23" style:family="text">
      <style:text-properties officeooo:rsid="0106f5ec"/>
    </style:style>
    <style:style style:name="T24" style:family="text">
      <style:text-properties officeooo:rsid="00ab05ac"/>
    </style:style>
    <style:style style:name="T25" style:family="text">
      <style:text-properties officeooo:rsid="0108c6fa"/>
    </style:style>
    <style:style style:name="T26" style:family="text">
      <style:text-properties officeooo:rsid="01095930"/>
    </style:style>
    <style:style style:name="T27" style:family="text">
      <style:text-properties officeooo:rsid="0109b535"/>
    </style:style>
    <style:style style:name="T28" style:family="text">
      <style:text-properties officeooo:rsid="010b850e"/>
    </style:style>
    <style:style style:name="T29" style:family="text">
      <style:text-properties officeooo:rsid="010de9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3"><draw:frame draw:style-name="fr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34">Příloha B <text:s/><text:line-break/>Otevřený software, otevřené standardy, OpenDocument</text:p>
      <text:p text:style-name="P30"/>
      <text:section text:style-name="Sect1" text:name="GS6016S1" text:condition="ooow:book eq 1" text:display="condition">
        <text:h text:style-name="P59" text:outline-level="1"><text:bookmark-start text:name="__RefHeading__5636_1566568644"/>Autorská práva<text:bookmark-end text:name="__RefHeading__5636_1566568644"/></text:h>
        <text:p text:style-name="P19">Tento dokument je duševním vlastnictvím skupiny LibreOffice Documentation Team Copyrigh© <text:span text:style-name="T9">20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1891_1436425798"/>Pro toto vydání<text:bookmark-end text:name="__RefHeading___Toc1891_1436425798"/></text:h>
        <table:table table:name="Table3" table:style-name="Table3">
          <table:table-column table:style-name="Table3.A"/>
          <table:table-column table:style-name="Table3.B"/>
          <table:table-column table:style-name="Table3.C"/>
          <table:table-row>
            <table:table-cell table:style-name="Table3.A1" office:value-type="string">
              <text:p text:style-name="P9">Jean Hollis Weber</text:p>
            </table:table-cell>
            <table:table-cell table:style-name="Table3.A1" office:value-type="string">
              <text:p text:style-name="P9">Steve Fanning</text:p>
            </table:table-cell>
            <table:table-cell table:style-name="Table3.A1" office:value-type="string">
              <text:p text:style-name="P67">Kees Kriek</text:p>
            </table:table-cell>
          </table:table-row>
        </table:table>
        <text:h text:style-name="Heading_20_3" text:outline-level="3"><text:bookmark-start text:name="__RefHeading___Toc1893_1436425798"/>Pro předchozí vydání<text:bookmark-end text:name="__RefHeading___Toc1893_1436425798"/></text:h>
        <table:table table:name="Table2" table:style-name="Table2">
          <table:table-column table:style-name="Table2.A"/>
          <table:table-column table:style-name="Table2.B"/>
          <table:table-column table:style-name="Table2.C"/>
          <table:table-row>
            <table:table-cell table:style-name="Table2.A1" office:value-type="string">
              <text:p text:style-name="P4">Olivier Hallot</text:p>
            </table:table-cell>
            <table:table-cell table:style-name="Table2.A1" office:value-type="string">
              <text:p text:style-name="P7">Valerii Goncharuk</text:p>
            </table:table-cell>
            <table:table-cell table:style-name="Table2.A1" office:value-type="string">
              <text:p text:style-name="P8">Jean Hollis Weber</text:p>
            </table:table-cell>
          </table:table-row>
          <table:table-row>
            <table:table-cell table:style-name="Table2.A1" office:value-type="string">
              <text:p text:style-name="P6">Dave Barton</text:p>
            </table:table-cell>
            <table:table-cell table:style-name="Table2.A1" office:value-type="string">
              <text:p text:style-name="P6">Andrew Jensen</text:p>
            </table:table-cell>
            <table:table-cell table:style-name="Table2.A1" office:value-type="string">
              <text:p text:style-name="P8">Peter Schofield</text:p>
            </table:table-cell>
          </table:table-row>
        </table:table>
        <text:h text:style-name="Heading_20_2" text:outline-level="2"><text:bookmark-start text:name="__RefHeading__5640_1566568644"/>Zpětná vazba<text:bookmark-end text:name="__RefHeading__5640_1566568644"/></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316253525"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61" text:outline-level="2"><text:bookmark-start text:name="__RefHeading__5644_1566568644"/>Datum vydání a verze programu<text:bookmark-end text:name="__RefHeading__5644_1566568644"/></text:h>
        <text:p text:style-name="P15">Anglický originál byl vydán v <text:date style:data-style-name="N34" text:date-value="2020-02-29T11:40:19.400999788">únoru</text:date><text:s/><text:date style:data-style-name="N107" text:date-value="2020-02-29T11:40:19.400999788">2020</text:date>. Kniha je určena pro LibreOffice 6.<text:span text:style-name="T8">4</text:span>.</text:p>
        <text:h text:style-name="Heading_20_2" text:outline-level="2"><text:bookmark-start text:name="__RefHeading__10532_462712302"/>Poznámka pro uživatele systému <text:span text:style-name="T7">m</text:span>ac<text:span text:style-name="T7">OS</text:span><text:bookmark-end text:name="__RefHeading__10532_462712302"/></text:h>
        <text:p text:style-name="P19">Některé klávesové zkratky a položky nabídek jsou v systému <text:span text:style-name="T7">m</text:span>ac<text:span text:style-name="T7">OS</text:span>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2">Windows nebo Linux</text:p>
            </table:table-cell>
            <table:table-cell table:style-name="Table11.A1" office:value-type="string">
              <text:p text:style-name="P32"><text:span text:style-name="T8">m</text:span>ac<text:span text:style-name="T7">OS</text:span> ekvivalent</text:p>
            </table:table-cell>
            <table:table-cell table:style-name="Table11.A1" office:value-type="string">
              <text:p text:style-name="P32">Výsledek</text:p>
            </table:table-cell>
          </table:table-row>
          <table:table-row table:style-name="Table11.1">
            <table:table-cell table:style-name="Table11.A2" office:value-type="string">
              <text:p text:style-name="P31"><text:span text:style-name="Strong_20_Emphasis">Nástroje &gt; Možnosti</text:span> </text:p>
            </table:table-cell>
            <table:table-cell table:style-name="Table11.B2" office:value-type="string">
              <text:p text:style-name="P31"><text:span text:style-name="Strong_20_Emphasis">LibreOffice &gt; Předvolby</text:span></text:p>
            </table:table-cell>
            <table:table-cell table:style-name="Table11.B2" office:value-type="string">
              <text:p text:style-name="P31">Otevřou se možnosti nastavení</text:p>
            </table:table-cell>
          </table:table-row>
          <table:table-row table:style-name="Table11.1">
            <table:table-cell table:style-name="Table11.A2" office:value-type="string">
              <text:p text:style-name="P31">Kliknutí pravým tlačítkem</text:p>
            </table:table-cell>
            <table:table-cell table:style-name="Table11.A2" office:value-type="string">
              <text:p text:style-name="P31">Ctrl + kliknout a/nebo kliknutí pravým tlačítkem v závislosti na operačním systému počítače</text:p>
            </table:table-cell>
            <table:table-cell table:style-name="Table11.B2" office:value-type="string">
              <text:p text:style-name="P31">Otevře se místní nabídka</text:p>
            </table:table-cell>
          </table:table-row>
          <table:table-row table:style-name="Table11.1">
            <table:table-cell table:style-name="Table11.A2" office:value-type="string">
              <text:p text:style-name="P31"><text:span text:style-name="Keystroke">Ctrl (Control)</text:span></text:p>
            </table:table-cell>
            <table:table-cell table:style-name="Table11.A2" office:value-type="string">
              <text:p text:style-name="P31"><text:span text:style-name="Keystroke">⌘ (Command)</text:span></text:p>
            </table:table-cell>
            <table:table-cell table:style-name="Table11.A2" office:value-type="string">
              <text:p text:style-name="P31">Používá se také s dalšími klávesami</text:p>
            </table:table-cell>
          </table:table-row>
          <table:table-row table:style-name="Table11.1">
            <table:table-cell table:style-name="Table11.A2" office:value-type="string">
              <text:p text:style-name="P31"><text:span text:style-name="Keystroke">F5</text:span></text:p>
            </table:table-cell>
            <table:table-cell table:style-name="Table11.A2" office:value-type="string">
              <text:p text:style-name="P31"><text:span text:style-name="Keystroke">Shift + ⌘ + F5</text:span></text:p>
            </table:table-cell>
            <table:table-cell table:style-name="Table11.A2" office:value-type="string">
              <text:p text:style-name="P31">Otevře se Navigátor</text:p>
            </table:table-cell>
          </table:table-row>
          <table:table-row table:style-name="Table11.1">
            <table:table-cell table:style-name="Table11.A2" office:value-type="string">
              <text:p text:style-name="P31"><text:span text:style-name="Keystroke">F11</text:span></text:p>
            </table:table-cell>
            <table:table-cell table:style-name="Table11.A2" office:value-type="string">
              <text:p text:style-name="P31"><text:span text:style-name="Keystroke">⌘ + T</text:span></text:p>
            </table:table-cell>
            <table:table-cell table:style-name="Table11.A2" office:value-type="string">
              <text:p text:style-name="P31">Otevře se karta  <text:span text:style-name="T29">S</text:span><text:span text:style-name="T7">tyly na </text:span>postranní liště<text:span text:style-name="T7"/></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49"><text:a xlink:type="simple" xlink:href="#__RefHeading___Toc1891_1436425798" text:style-name="Index_20_Link" text:visited-style-name="Index_20_Link">Pro toto vydání<text:tab/>2</text:a></text:p>
            <text:p text:style-name="P49"><text:a xlink:type="simple" xlink:href="#__RefHeading___Toc1893_1436425798" text:style-name="Index_20_Link" text:visited-style-name="Index_20_Link">Pro předchozí vydání<text:tab/>2</text:a></text:p>
            <text:p text:style-name="P37"><text:a xlink:type="simple" xlink:href="#__RefHeading__5640_1566568644" text:style-name="Index_20_Link" text:visited-style-name="Index_20_Link">Zpětná vazba<text:tab/>2</text:a></text:p>
            <text:p text:style-name="P37"><text:a xlink:type="simple" xlink:href="#__RefHeading__5644_1566568644" text:style-name="Index_20_Link" text:visited-style-name="Index_20_Link">Datum vydání a verze programu<text:tab/>2</text:a></text:p>
            <text:p text:style-name="P37"><text:a xlink:type="simple" xlink:href="#__RefHeading__10532_462712302" text:style-name="Index_20_Link" text:visited-style-name="Index_20_Link">Poznámka pro uživatele systému macOS<text:tab/>2</text:a></text:p>
            <text:p text:style-name="P38"><text:a xlink:type="simple" xlink:href="#__RefHeading__5648_1566568644" text:style-name="Index_20_Link" text:visited-style-name="Index_20_Link">Úvod<text:tab/>4</text:a></text:p>
            <text:p text:style-name="P38"><text:a xlink:type="simple" xlink:href="#__RefHeading__182218_780470623" text:style-name="Index_20_Link" text:visited-style-name="Index_20_Link">Krátká historie LibreOffice<text:tab/>4</text:a></text:p>
            <text:p text:style-name="P38"><text:a xlink:type="simple" xlink:href="#__RefHeading__182220_780470623" text:style-name="Index_20_Link" text:visited-style-name="Index_20_Link">Komunita LibreOffice<text:tab/>4</text:a></text:p>
            <text:p text:style-name="P38"><text:a xlink:type="simple" xlink:href="#__RefHeading___Toc63528_3319712367" text:style-name="Index_20_Link" text:visited-style-name="Index_20_Link">Jakou licenci LibreOffice používá?<text:tab/>5</text:a></text:p>
            <text:p text:style-name="P38"><text:a xlink:type="simple" xlink:href="#__RefHeading__182224_780470623" text:style-name="Index_20_Link" text:visited-style-name="Index_20_Link">Co to je „otevřený software“?<text:tab/>5</text:a></text:p>
            <text:p text:style-name="P38"><text:a xlink:type="simple" xlink:href="#__RefHeading__3272_1372004992" text:style-name="Index_20_Link" text:visited-style-name="Index_20_Link">Co jsou „otevřené standardy“?<text:tab/>5</text:a></text:p>
            <text:p text:style-name="P38"><text:a xlink:type="simple" xlink:href="#__RefHeading__182226_780470623" text:style-name="Index_20_Link" text:visited-style-name="Index_20_Link">Co je OpenDocument?<text:tab/>5</text:a></text:p>
            <text:p text:style-name="P37"><text:a xlink:type="simple" xlink:href="#__RefHeading__3274_1372004992" text:style-name="Index_20_Link" text:visited-style-name="Index_20_Link">Přípony souborů formátu ODF<text:tab/>6</text:a></text:p>
            <text:p text:style-name="P38"><text:a xlink:type="simple" xlink:href="#__RefHeading__5835_1372004992" text:style-name="Index_20_Link" text:visited-style-name="Index_20_Link">Formáty souborů, které LibreOffice dokáže otevírat<text:tab/>6</text:a></text:p>
            <text:p text:style-name="P37"><text:a xlink:type="simple" xlink:href="#__RefHeading__182230_780470623" text:style-name="Index_20_Link" text:visited-style-name="Index_20_Link">Otevírání textových dokumentů<text:tab/>6</text:a></text:p>
            <text:p text:style-name="P37"><text:a xlink:type="simple" xlink:href="#__RefHeading__182232_780470623" text:style-name="Index_20_Link" text:visited-style-name="Index_20_Link">Otevírání tabulkových sešitů<text:tab/>7</text:a></text:p>
            <text:p text:style-name="P37"><text:a xlink:type="simple" xlink:href="#__RefHeading__182234_780470623" text:style-name="Index_20_Link" text:visited-style-name="Index_20_Link">Otevírání prezentací<text:tab/>7</text:a></text:p>
            <text:p text:style-name="P37"><text:a xlink:type="simple" xlink:href="#__RefHeading__182236_780470623" text:style-name="Index_20_Link" text:visited-style-name="Index_20_Link">Otevírání grafických souborů<text:tab/>7</text:a></text:p>
            <text:p text:style-name="P37"><text:a xlink:type="simple" xlink:href="#__RefHeading__182238_780470623" text:style-name="Index_20_Link" text:visited-style-name="Index_20_Link">Otevírání souborů se vzorci<text:tab/>8</text:a></text:p>
            <text:p text:style-name="P38"><text:a xlink:type="simple" xlink:href="#__RefHeading__182240_780470623" text:style-name="Index_20_Link" text:visited-style-name="Index_20_Link">Formáty souborů, které LibreOffice dokáže zapisovat<text:tab/>8</text:a></text:p>
            <text:p text:style-name="P37"><text:a xlink:type="simple" xlink:href="#__RefHeading__182242_780470623" text:style-name="Index_20_Link" text:visited-style-name="Index_20_Link">Ukládání textových dokumentů<text:tab/>8</text:a></text:p>
            <text:p text:style-name="P37"><text:a xlink:type="simple" xlink:href="#__RefHeading__182244_780470623" text:style-name="Index_20_Link" text:visited-style-name="Index_20_Link">Ukládání tabulkových souborů<text:tab/>8</text:a></text:p>
            <text:p text:style-name="P37"><text:a xlink:type="simple" xlink:href="#__RefHeading__182246_780470623" text:style-name="Index_20_Link" text:visited-style-name="Index_20_Link">Ukládání prezentací<text:tab/>9</text:a></text:p>
            <text:p text:style-name="P37"><text:a xlink:type="simple" xlink:href="#__RefHeading__182248_780470623" text:style-name="Index_20_Link" text:visited-style-name="Index_20_Link">Ukládání kreseb<text:tab/>9</text:a></text:p>
            <text:p text:style-name="P37"><text:a xlink:type="simple" xlink:href="#__RefHeading__182250_780470623" text:style-name="Index_20_Link" text:visited-style-name="Index_20_Link">LibreOffice Writer/Web při ukládání podporuje tyto formáty<text:tab/>9</text:a></text:p>
            <text:p text:style-name="P38"><text:a xlink:type="simple" xlink:href="#__RefHeading__184177_780470623" text:style-name="Index_20_Link" text:visited-style-name="Index_20_Link">Export do jiných formátů<text:tab/>9</text:a></text:p>
          </text:index-body>
        </text:table-of-content>
        <text:p text:style-name="P36"/>
      </text:section>
      <text:h text:style-name="P60" text:outline-level="1"><text:bookmark-start text:name="__RefHeading__5648_1566568644"/>Úvod<text:bookmark-end text:name="__RefHeading__5648_1566568644"/></text:h>
      <text:p text:style-name="P17">LibreOffice je kancelářský balík, který je kompatibilní s většinou nejrozšířenějších kancelářských balíků a je dostupný na různých platformách. Je to otevřený software, a proto se dá volně stáhnout, používat a šířit. Tato příloha obsahuje informace o jeho historii, jeho komunitě a některých technických vlastnostech.</text:p>
      <text:h text:style-name="P57" text:outline-level="1"><text:bookmark-start text:name="__RefHeading__182218_780470623"/>Krátká <text:alphabetical-index-mark-start text:id="IMark2817293586056"/> historie LibreOffice<text:bookmark-end text:name="__RefHeading__182218_780470623"/><text:alphabetical-index-mark-end text:id="IMark2817293586056"/></text:h>
      <text:p text:style-name="P17">Projekt OpenOffice.org, z něhož vznikl LibreOffice, začal, když společnost <text:alphabetical-index-mark text:string-value="Sun Microsystems "/> Sun Microsystems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17">28. září 2010 dobrovolníci, kteří vyvíjeli a zlepšovali OpenOffice.org, oznámili významnou změnu ve struktuře projektu.<text:span text:style-name="T28"/>  Po deseti letech růstu za pomoci společnosti Sun Microsystems, která projekt také založila, byla na jeho základě založena nová nezávislá nadace s názvem The Document Foundation, aby nap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17">Název chráněný obchodní známkou OpenOffice se nepodařilo od společnosti Oracle získat, proto společnost The Document Foundation pojmenovala svůj produkt názvem LibreOffice. V lednu 2011 byla vydána verze LibreOffice 3.3, která navazovala na číslování projektu OpenOffice.org. Zatím poslední verze 6.<text:span text:style-name="T8">4</text:span> byla vydána <text:span text:style-name="T8"/> v <text:span text:style-name="T9">lednu</text:span> 20<text:span text:style-name="T9">20</text:span>.</text:p>
      <text:p text:style-name="P17">V únoru 2012 byla The Document Foundation zaregistrována jako německá nadace. Více informací o The Document Foundation se nachází na adrese <text:a xlink:type="simple" xlink:href="https://www.documentfoundation.org/" text:style-name="Internet_20_link" text:visited-style-name="Visited_20_Internet_20_Link"><text:span text:style-name="T29">www.documentfoundation.org</text:span></text:a><text:span text:style-name="Internet_20_link"><text:span text:style-name="T20">.</text:span></text:span></text:p>
      <text:h text:style-name="P57" text:outline-level="1"><text:bookmark-start text:name="__RefHeading__182220_780470623"/>Komunita LibreOffice<text:bookmark-end text:name="__RefHeading__182220_780470623"/></text:h>
      <text:p text:style-name="P17">Úlohou nadace Document Foundation je:</text:p>
      <text:p text:style-name="P27">„... přetransformování komunity OpenOffice.org do nové otevřené a nezávislé meritokratické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text:p>
      <text:p text:style-name="P17">Mezi společnosti, které nás podporují, patří GNOME Foundation, Google, Red Hat <text:span text:style-name="T14">a Collabora</text:span>. Kromě toho se k našemu projektu vytvoření nejlepšího možného kancelářského balíku dostupného pro všechny přidalo více než 450.000 lidí z celého světa. Toto je podstata komunity kolem „otevřeného softwaru“!</text:p>
      <text:p text:style-name="P17">Díky své licenci otevřeného softwaru může být LibreOffice kancelářským balíkem dostupným pro každého a kdekoliv, a to pro osobní, tak i komerční účely. Software je přeložen do mnoha jazyků včetně českého jazyka a lze jej spustit ve všech hlavních operačních systémech. Nová funkce do něj může být přidána formou rozšíření.</text:p>
      <text:p text:style-name="P17">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Komunita je díky internetu aktivní mezinárodně, ve všech časových pásmech a v mnoha jazycích na stránkách <text:a xlink:type="simple" xlink:href="https://www.libreoffice.org/" text:style-name="Internet_20_link" text:visited-style-name="Visited_20_Internet_20_Link"><text:span text:style-name="Internet_20_link">www.libreoffice.org</text:span></text:a> a <text:a xlink:type="simple" xlink:href="https://www.documentfoundation.org/" text:style-name="Internet_20_link" text:visited-style-name="Visited_20_Internet_20_Link"><text:span text:style-name="Internet_20_link">www.documentfoundation.org</text:span></text:a>.</text:p>
      <text:h text:style-name="P58" text:outline-level="1"><text:bookmark-start text:name="__DdeLink__973_1511919030"/><text:bookmark-start text:name="__RefHeading___Toc63528_3319712367"/><text:soft-page-break/>Jakou licenci LibreOffice používá?<text:bookmark-end text:name="__RefHeading___Toc63528_3319712367"/></text:h>
      <text:p text:style-name="P23">LibreOffice je šířen pod licencí Mozilla Public License (MPL) 2.0 (<text:a xlink:type="simple" xlink:href="https://www.libreoffice.org/about-us/licenses/" text:style-name="Internet_20_link" text:visited-style-name="Visited_20_Internet_20_Link"><text:span text:style-name="Internet_20_link"><text:span text:style-name="T21">www.libreoffice.org/about-us/licenses</text:span></text:span></text:a>) a the GNU Lesser General Public License (LGPL) 3.0+ (<text:a xlink:type="simple" xlink:href="https://www.gnu.org/licenses/lgpl-3.0.en.html" text:style-name="Internet_20_link" text:visited-style-name="Visited_20_Internet_20_Link"><text:span text:style-name="Internet_20_link">www.gnu.org/licenses/lgpl-3.0.en.</text:span></text:a><text:a xlink:type="simple" xlink:href="https://www.gnu.org/licenses/lgpl-3.0.en.html" text:style-name="Internet_20_link" text:visited-style-name="Visited_20_Internet_20_Link"><text:span text:style-name="Internet_20_link"><text:span text:style-name="T21">html</text:span></text:span></text:a>).</text:p>
      <text:h text:style-name="P57" text:outline-level="1"><text:bookmark-start text:name="__RefHeading__182224_780470623"/>Co to je „otevřený software“?<text:bookmark-end text:name="__RefHeading__182224_780470623"/></text:h>
      <text:p text:style-name="P35">Čtyři základní práva spojená s otevřeným softwarem byla poprvé formulována licencí GNU General Public License (GPL), kterou vytvořila Free Software Foundation:<text:bookmark-end text:name="__DdeLink__973_1511919030"/></text:p>
      <text:list xml:id="list2435176873" text:style-name="List_20_1">
        <text:list-item text:start-value="1">
          <text:p text:style-name="P66">Právo použít software pro jakýkoliv účel.</text:p>
        </text:list-item>
        <text:list-item>
          <text:p text:style-name="P66">Právo volného šíření softwaru buď zdarma, nebo za poplatek.</text:p>
        </text:list-item>
        <text:list-item>
          <text:p text:style-name="P66">Právo na přístup k úplnému zdrojovému kódu programu.</text:p>
        </text:list-item>
        <text:list-item>
          <text:p text:style-name="P66">Právo měnit kteroukoliv část zdrojového kódu nebo použít jeho části v jiných programech.</text:p>
        </text:list-item>
      </text:list>
      <text:p text:style-name="P17">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17">Více informací o svobodném a otevřeném softwaru se nachází na stránkách:</text:p>
      <text:p text:style-name="P17"><text:alphabetical-index-mark text:string-value="Open Source Initiative (OSI) "/>Open Source Initiative (OSI): <text:a xlink:type="simple" xlink:href="http://www.opensource.org/" text:style-name="Internet_20_link" text:visited-style-name="Visited_20_Internet_20_Link"><text:span text:style-name="Internet_20_link"><text:span text:style-name="T21">www.opensource.org</text:span></text:span></text:a></text:p>
      <text:p text:style-name="P21"><text:alphabetical-index-mark text:string-value="Free Software Foundation (FSF) "/>Free Software Foundation (FSF):<text:span text:style-name="Internet_20_link"> </text:span><text:a xlink:type="simple" xlink:href="https://www.fsf.org/" text:style-name="Internet_20_link" text:visited-style-name="Visited_20_Internet_20_Link"><text:span text:style-name="Internet_20_link"><text:span text:style-name="T21">www.fsf.org</text:span></text:span></text:a></text:p>
      <text:h text:style-name="P57" text:outline-level="1"><text:bookmark-start text:name="__RefHeading__3272_1372004992"/>Co jsou „otevřené standardy“?<text:bookmark-end text:name="__RefHeading__3272_1372004992"/></text:h>
      <text:p text:style-name="P17">Otevřené standardy umožňují dělat něco, co je nezávislé na výrobci nebo dodavateli, čímž umožňují konkurenčním softwarovým produktům volně používat stejné formáty souborů. Příkladem otevřených standardů pro dokumenty jsou HTML, XML a ODF.</text:p>
      <text:p text:style-name="P35">Otevřený standard musí splňovat následující požadavky:</text:p>
      <text:list xml:id="list114019560743901" text:continue-numbering="true" text:style-name="List_20_1">
        <text:list-item>
          <text:p text:style-name="P66">Je dobře zdokumentovaný úplnou specifikací, která je veřejně dostupná buď zdarma nebo za minimální poplatek.</text:p>
        </text:list-item>
        <text:list-item>
          <text:p text:style-name="P66">Je ho možné volně kopírovat, distribuovat a používat. Duševní vlastnictví související se standardem je neodvolatelně dostupné bezplatně.</text:p>
        </text:list-item>
        <text:list-item>
          <text:p text:style-name="P66">Standardizuje se a udržuje se na nezávislém otevřeném fóru (také nazývaném „organizace pro standardy“) pomocí otevřeného procesu.</text:p>
        </text:list-item>
      </text:list>
      <text:h text:style-name="P57" text:outline-level="1"><text:bookmark-start text:name="__RefHeading__182226_780470623"/>Co je OpenDocument?<text:bookmark-end text:name="__RefHeading__182226_780470623"/></text:h>
      <text:p text:style-name="P17">Open Document Format (ODF) je formát souborů vytvořený na základě jazyka XML, určený pro kancelářské dokumenty (textové dokumenty, tabulkové sešity, kresby, prezentace a další typy dokumentů), který byl vyvinut nezávislou standardizační organizací OASIS (<text:a xlink:type="simple" xlink:href="http://www.oasis-open.org/who/" text:style-name="Internet_20_link" text:visited-style-name="Visited_20_Internet_20_Link"><text:span text:style-name="Internet_20_link"><text:span text:style-name="T21">www.oasis-open.org/who/</text:span></text:span></text:a>). Open Document Format verze 1.2 byl přijat Mezinárodní organizací pro normalizaci a pojmenován jako standard ISO/IEC 26300:2015<text:span text:style-name="T6"><text:note text:id="ftn1" text:note-class="footnote"><text:note-citation>1</text:note-citation><text:note-body><text:p text:style-name="P50"><text:a xlink:type="simple" xlink:href="http://www.iso.org/standard/66363.html" text:style-name="Internet_20_link" text:visited-style-name="Visited_20_Internet_20_Link"><text:span text:style-name="Internet_20_link"><text:span text:style-name="T21">www.iso.org/standard/66363.html</text:span></text:span></text:a><text:span text:style-name="T22">, </text:span><text:a xlink:type="simple" xlink:href="https://www.iso.org/standard/66375.html" text:style-name="Internet_20_link" text:visited-style-name="Visited_20_Internet_20_Link"><text:span text:style-name="Internet_20_link"><text:span text:style-name="T21">www.iso.org/standard/66375.html</text:span></text:span></text:a><text:span text:style-name="T22">, </text:span><text:span text:style-name="T21">a </text:span><text:a xlink:type="simple" xlink:href="https://www.iso.org/standard/66376.html" text:style-name="Internet_20_link" text:visited-style-name="Visited_20_Internet_20_Link"><text:span text:style-name="Internet_20_link"><text:span text:style-name="T21">www.iso.org/standard/66376.htm</text:span></text:span></text:a><text:a xlink:type="simple" xlink:href="https://www.iso.org/standard/66376.html" text:style-name="Internet_20_link" text:visited-style-name="Visited_20_Internet_20_Link"><text:span text:style-name="T21">l</text:span></text:a></text:p></text:note-body></text:note></text:span>.</text:p>
      <text:p text:style-name="P17">Na rozdíl od podobných formátů je ODF (ISO/IEC 26300:2015) otevřeným standardem. Je veřejně dostupný jako veřejné vlastnictví, bez licenčních, patentových a dalších omezení. Proto ODF soubory nejsou vázány na žádný kancelářský balík a aplikace, které s ním dokáží pracovat, může vytvořit kdokoli. Z tohoto důvodu se ODF rychle stal preferovaným formátem ve státních správách, školách a dalších společnostech, které nechtějí být příliš závislé na jednom dodavateli softwaru.</text:p>
      <text:p text:style-name="P17"><text:soft-page-break/>LibreOffice ve výchozím nastavení své soubory ukládá ve formátu ODF. LibreOffice 3 přijal verzi 1.2 tohoto standardu a LibreOffice 6 v jeho používání pokračuje. LibreOffice dokáže otevírat a ukládat dokumenty také v mnoha dalších formátech, jak je shrnuto níže.</text:p>
      <text:p text:style-name="P18">Úplný seznam formátů souborů, které LibreOffice umí číst a zapisovat do nich, se nachází na stránce <text:a xlink:type="simple" xlink:href="https://en.wikipedia.org/wiki/LibreOffice#Supported_file_formats" text:style-name="Internet_20_link" text:visited-style-name="Visited_20_Internet_20_Link"><text:span text:style-name="Internet_20_link"><text:span text:style-name="T29">www.en.wikipedia.org/wiki/LibreOffice#Supported_file_formats</text:span></text:span></text:a> </text:p>
      <text:h text:style-name="P62" text:outline-level="2"><text:bookmark-start text:name="__RefHeading__3274_1372004992"/>Přípony souborů formátu ODF<text:bookmark-end text:name="__RefHeading__3274_1372004992"/></text:h>
      <text:p text:style-name="P35">Nejčastěji používané přípony pro dokumenty formátu Open Document, jsou:</text:p>
      <text:p text:style-name="P27">*.odt pro textové dokumenty,</text:p>
      <text:p text:style-name="P27">*.ods pro tabulkové sešity,</text:p>
      <text:p text:style-name="P27">*.odp pro prezentace,</text:p>
      <text:p text:style-name="P27">*.odb pro databáze,</text:p>
      <text:p text:style-name="P27">*.odg pro grafiku (vektorová grafika),</text:p>
      <text:p text:style-name="P27">*.odc pro grafy,</text:p>
      <text:p text:style-name="P27">*.odf pro vzorce (vědecké vzorce a <text:s/>rovnice).</text:p>
      <text:h text:style-name="P57" text:outline-level="1"><text:bookmark-start text:name="__RefHeading__5835_1372004992"/>Formáty souborů, které LibreOffice dokáže otevírat<text:bookmark-end text:name="__RefHeading__5835_1372004992"/></text:h>
      <text:p text:style-name="P17">LibreOffice dokáže otevřít kromě souborů ve formátu ODF i soubory ve velkém množství dalších formátů, včetně formátu Portable Document Format (PDF).</text:p>
      <text:h text:style-name="P62" text:outline-level="2"><text:bookmark-start text:name="__RefHeading__182230_780470623"/>Otevírání <text:alphabetical-index-mark text:string-value="otevírání" text:key1="textové dokumenty"/>textových dokumentů<text:bookmark-end text:name="__RefHeading__182230_780470623"/></text:h>
      <text:p text:style-name="P35">Kromě souborů ve formátu ODF (.odt, .ott, .oth, .odm, a .fodt) dokáže Writer <text:alphabetical-index-mark text:string-value="importování souborů"/>otevírat soubory ve formátech používaných balíkem OpenOffice.org 1.x (.sxw, .stw, and .sxg), textové dokumenty ve formátech uvedených v následujícím seznamu, ale i další, již nepoužívané formáty:</text:p>
      <text:p text:style-name="P10">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10">Microsoft WinWord 5 (.doc)</text:p>
          </table:table-cell>
          <table:table-cell table:style-name="Table1.A1" office:value-type="string">
            <text:p text:style-name="P10">Dokument WordPerfect (.wpd)</text:p>
          </table:table-cell>
        </table:table-row>
        <table:table-row>
          <table:table-cell table:style-name="Table1.A1" office:value-type="string">
            <text:p text:style-name="P10">Microsoft Works (.wps)</text:p>
          </table:table-cell>
          <table:table-cell table:style-name="Table1.A1" office:value-type="string">
            <text:p text:style-name="P10">Lotus WordPro (.lwp)</text:p>
          </table:table-cell>
        </table:table-row>
        <table:table-row>
          <table:table-cell table:style-name="Table1.A1" office:value-type="string">
            <text:p text:style-name="P10">Dokument Abiword (.abw, .zabw)</text:p>
          </table:table-cell>
          <table:table-cell table:style-name="Table1.A1" office:value-type="string">
            <text:p text:style-name="P10">Dokument ClarisWorks/Appleworks (.cwk)</text:p>
          </table:table-cell>
        </table:table-row>
        <table:table-row>
          <table:table-cell table:style-name="Table1.A1" office:value-type="string">
            <text:p text:style-name="P11">Dokument MacWrite (.mw, .mcw)</text:p>
          </table:table-cell>
          <table:table-cell table:style-name="Table1.A1" office:value-type="string">
            <text:p text:style-name="P10">Formát Rich Text (.rtf)</text:p>
          </table:table-cell>
        </table:table-row>
        <table:table-row>
          <table:table-cell table:style-name="Table1.A1" office:value-type="string">
            <text:p text:style-name="P10">Text CSV (.csv a .txt)</text:p>
          </table:table-cell>
          <table:table-cell table:style-name="Table1.A1" office:value-type="string">
            <text:p text:style-name="P10">Formáty StarWriter (.sdw, .sgl, .vor)</text:p>
          </table:table-cell>
        </table:table-row>
        <table:table-row>
          <table:table-cell table:style-name="Table1.A1" office:value-type="string">
            <text:p text:style-name="P10">DocBook (.xml)</text:p>
          </table:table-cell>
          <table:table-cell table:style-name="Table1.A1" office:value-type="string">
            <text:p text:style-name="P10">Formát textu Unified Office (.uot, .uof)</text:p>
          </table:table-cell>
        </table:table-row>
        <table:table-row>
          <table:table-cell table:style-name="Table1.A1" office:value-type="string">
            <text:p text:style-name="P52">Dokument T602 (.602, .txt)</text:p>
          </table:table-cell>
          <table:table-cell table:style-name="Table1.A1" office:value-type="string">
            <text:p text:style-name="P10">Hangul WP 97 (.hwp)</text:p>
          </table:table-cell>
        </table:table-row>
        <table:table-row>
          <table:table-cell table:style-name="Table1.A1" office:value-type="string">
            <text:p text:style-name="P14">Apple Pages 4 (.pages)</text:p>
          </table:table-cell>
          <table:table-cell table:style-name="Table1.A1" office:value-type="string">
            <text:p text:style-name="P13">eBook (.pdb)</text:p>
          </table:table-cell>
        </table:table-row>
        <table:table-row>
          <table:table-cell table:style-name="Table1.A1" office:value-type="string">
            <text:p text:style-name="P12">Dokument HTML (.htm, .html)</text:p>
          </table:table-cell>
          <table:table-cell table:style-name="Table1.A1" office:value-type="string">
            <text:p text:style-name="P12"/>
          </table:table-cell>
        </table:table-row>
        <table:table-row>
          <table:table-cell table:style-name="Table1.A1" office:value-type="string">
            <text:p text:style-name="P28">… a mnoho dalších.</text:p>
          </table:table-cell>
          <table:table-cell table:style-name="Table1.A1" office:value-type="string">
            <text:p text:style-name="P27"/>
          </table:table-cell>
        </table:table-row>
      </table:table>
      <text:p text:style-name="P17">Většinu těchto typů LibreOffice automaticky rozpozná, proto je možné je otevírat bez ručního výběru typu dokumentu v dialogovém okně.</text:p>
      <text:p text:style-name="P17">Při otevírání souborů HTM nebo HTML (používaných jako webové stránky) LibreOffice přizpůsobí svůj modul Writer pro práci s těmito soubory.</text:p>
      <text:h text:style-name="P62" text:outline-level="2"><text:bookmark-start text:name="__RefHeading__182232_780470623"/><text:soft-page-break/>Otevírání <text:alphabetical-index-mark text:string-value="otevírání" text:key1="sešitů"/>tabulkových sešitů<text:bookmark-end text:name="__RefHeading__182232_780470623"/></text:h>
      <text:p text:style-name="P35">Kromě souborů ve formátu ODF (.ods, .ots a .fods) dokáže LibreOffice Calc otevřít i soubory ve formátech používaných kancelářským balíkem OpenOffice.org 1.x (.sxc a .stc) a následujících sešitů:</text:p>
      <text:p text:style-name="P28">Microsoft Excel 97/2000/XP (.xls, .xlw, a .xlt)<text:line-break/>Microsoft Excel 4.x–5.0/95 (.xls, .xlw, a .xlt)<text:line-break/>Microsoft Excel <text:span text:style-name="T16">97-</text:span>2003 (.xml)<text:line-break/>Microsoft Excel 2007-<text:span text:style-name="T16">365</text:span> (.xlsx, .xlsm, .xlt<text:span text:style-name="T25">x</text:span>, .xltm)<text:line-break/>Microsoft Excel 2007-2010 binary (.xlsb)<text:line-break/>Lotus 1-2-3 (.wk1, .wks, a .123)<text:line-break/>Data Interchange Format (.dif)<text:line-break/>Rich Text Format (.rtf)<text:line-break/>Text CSV (.csv a .txt)<text:line-break/>StarCalc formats (.sdc and .vor)<text:line-break/>dBASE (.dbf)<text:line-break/>SYLK (.slk)<text:line-break/>Unified Office Format spreadsheet (.uos, .uof)<text:line-break/>HTML Document (.htm a .html files, včetně Web page queries)<text:line-break/>Quattro Pro 6.0 (.wb2)<text:line-break/>Apple Numbers 2 (.numbers)<text:line-break/>… a mnoho dalších.</text:p>
      <text:h text:style-name="P62" text:outline-level="2"><text:bookmark-start text:name="__RefHeading__182234_780470623"/>Otevírání <text:alphabetical-index-mark text:string-value="otevírání" text:key1="soubory s grafikou"/>prezentací<text:bookmark-end text:name="__RefHeading__182234_780470623"/></text:h>
      <text:p text:style-name="P35">Kromě souborů ve formátu ODF (.odp, .odg, .otp a .fopd) dokáže LibreOffice Impress otevřít i soubory ve formátech používaných kancelářským balíkem OpenOffice.org 1.x (.sxi a .sti) a následujících souborů s prezentacemi:</text:p>
      <text:p text:style-name="P28">Microsoft PowerPoint 97/2000/XP (.ppt a .pot)<text:line-break/>Microsoft PowerPoint 2007-<text:span text:style-name="T17">365</text:span> (.pptx, .pptm, .potx, .potm)<text:line-break/>StarDraw a StarImpress (.sda, .sdd, .sdp, and .vor)<text:line-break/>Unified Office Format presentation (.uop, .uof)<text:line-break/>CGM – Computer Graphics Metafile (.cgm)<text:line-break/>Portable Document Format (.pdf)<text:line-break/>Apple Keynote 5 (.key)<text:line-break/>… a mnoho dalších.</text:p>
      <text:h text:style-name="P62" text:outline-level="2"><text:bookmark-start text:name="__RefHeading__182236_780470623"/>Otevírání <text:alphabetical-index-mark text:string-value="otevírání" text:key1="soubory s grafikou"/>grafických souborů<text:bookmark-end text:name="__RefHeading__182236_780470623"/></text:h>
      <text:p text:style-name="P17">Kromě souborů ve formátu ODF (.odg a .otg) dokáže LibreOffice Draw otevřít i soubory ve formátech používaných kancelářským balíkem OpenOffice.org 1.x (.sxd a .std) a soubory v následujících grafických formátech:</text:p>
      <text:p text:style-name="P27">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5">BMP</text:p>
          </table:table-cell>
          <table:table-cell table:style-name="Table4.A1" office:value-type="string">
            <text:p text:style-name="P5">JPEG, JPG</text:p>
          </table:table-cell>
          <table:table-cell table:style-name="Table4.A1" office:value-type="string">
            <text:p text:style-name="P5">PCX</text:p>
          </table:table-cell>
          <table:table-cell table:style-name="Table4.A1" office:value-type="string">
            <text:p text:style-name="P5">RAS</text:p>
          </table:table-cell>
          <table:table-cell table:style-name="Table4.A1" office:value-type="string">
            <text:p text:style-name="P5">TGA</text:p>
          </table:table-cell>
          <table:table-cell table:style-name="Table4.A1" office:value-type="string">
            <text:p text:style-name="P5"/>
          </table:table-cell>
        </table:table-row>
        <table:table-row>
          <table:table-cell table:style-name="Table4.A1" office:value-type="string">
            <text:p text:style-name="P5">DXF</text:p>
          </table:table-cell>
          <table:table-cell table:style-name="Table4.A1" office:value-type="string">
            <text:p text:style-name="P5">MET</text:p>
          </table:table-cell>
          <table:table-cell table:style-name="Table4.A1" office:value-type="string">
            <text:p text:style-name="P5">PGM</text:p>
          </table:table-cell>
          <table:table-cell table:style-name="Table4.A1" office:value-type="string">
            <text:p text:style-name="P5">SDA</text:p>
          </table:table-cell>
          <table:table-cell table:style-name="Table4.A1" office:value-type="string">
            <text:p text:style-name="P5">TIF, TIFF</text:p>
          </table:table-cell>
          <table:table-cell table:style-name="Table4.A1" office:value-type="string">
            <text:p text:style-name="P5"/>
          </table:table-cell>
        </table:table-row>
        <table:table-row>
          <table:table-cell table:style-name="Table4.A1" office:value-type="string">
            <text:p text:style-name="P5">EMF</text:p>
          </table:table-cell>
          <table:table-cell table:style-name="Table4.A1" office:value-type="string">
            <text:p text:style-name="P5">PBM</text:p>
          </table:table-cell>
          <table:table-cell table:style-name="Table4.A1" office:value-type="string">
            <text:p text:style-name="P5">PNG</text:p>
          </table:table-cell>
          <table:table-cell table:style-name="Table4.A1" office:value-type="string">
            <text:p text:style-name="P5">SDD</text:p>
          </table:table-cell>
          <table:table-cell table:style-name="Table4.A1" office:value-type="string">
            <text:p text:style-name="P5">WMF</text:p>
          </table:table-cell>
          <table:table-cell table:style-name="Table4.A1" office:value-type="string">
            <text:p text:style-name="P5"/>
          </table:table-cell>
        </table:table-row>
        <table:table-row>
          <table:table-cell table:style-name="Table4.A1" office:value-type="string">
            <text:p text:style-name="P5">EPS</text:p>
          </table:table-cell>
          <table:table-cell table:style-name="Table4.A1" office:value-type="string">
            <text:p text:style-name="P5">PCD</text:p>
          </table:table-cell>
          <table:table-cell table:style-name="Table4.A1" office:value-type="string">
            <text:p text:style-name="P5">PPM</text:p>
          </table:table-cell>
          <table:table-cell table:style-name="Table4.A1" office:value-type="string">
            <text:p text:style-name="P5">S<text:span text:style-name="T25">VG</text:span></text:p>
          </table:table-cell>
          <table:table-cell table:style-name="Table4.A1" office:value-type="string">
            <text:p text:style-name="P5">XBM</text:p>
          </table:table-cell>
          <table:table-cell table:style-name="Table4.A1" office:value-type="string">
            <text:p text:style-name="P5"/>
          </table:table-cell>
        </table:table-row>
        <table:table-row table:style-name="Table4.5">
          <table:table-cell table:style-name="Table4.A1" office:value-type="string">
            <text:p text:style-name="P5">GIF</text:p>
          </table:table-cell>
          <table:table-cell table:style-name="Table4.A1" office:value-type="string">
            <text:p text:style-name="P5">PCT</text:p>
          </table:table-cell>
          <table:table-cell table:style-name="Table4.A1" office:value-type="string">
            <text:p text:style-name="P5">PSD</text:p>
          </table:table-cell>
          <table:table-cell table:style-name="Table4.A1" office:value-type="string">
            <text:p text:style-name="P5">SVM</text:p>
          </table:table-cell>
          <table:table-cell table:style-name="Table4.A1" office:value-type="string">
            <text:p text:style-name="P5">XPM</text:p>
          </table:table-cell>
          <table:table-cell table:style-name="Table4.A1" office:value-type="string">
            <text:p text:style-name="P5"/>
          </table:table-cell>
        </table:table-row>
      </table:table>
      <text:h text:style-name="P62" text:outline-level="2"><text:bookmark-start text:name="__RefHeading__182238_780470623"/><text:soft-page-break/>Otevírání <text:alphabetical-index-mark text:string-value="soubory se vzorci, otevírání"/>souborů se vzorci<text:bookmark-end text:name="__RefHeading__182238_780470623"/></text:h>
      <text:p text:style-name="P17">Kromě souborů ve formátu ODF (.odf) dokáže LibreOffice Math otevřít i soubory ve formátu používaném kancelářským balíkem OpenOffice.org 1.x (.sxm) a soubory ve formátu StarMath, (.smf) a MathML (.mml).</text:p>
      <text:p text:style-name="P17">Při otevírání dokumentů aplikace Word s vloženým objektem editoru vzorců a se zaškrtnutou příslušnou volbou (<text:span text:style-name="Strong_20_Emphasis">MathType na LibreOffice Math nebo naopak</text:span>) na kartě <text:span text:style-name="Strong_20_Emphasis">Nástroje &gt; Možnosti &gt; Načítání/ukládání &gt; Microsoft Office</text:span> se tento objekt automaticky převede na objekt aplikace LibreOffice Math.</text:p>
      <text:h text:style-name="P57" text:outline-level="1"><text:bookmark-start text:name="__RefHeading__182240_780470623"/>Formáty souborů, které LibreOffice dokáže zapisovat<text:bookmark-end text:name="__RefHeading__182240_780470623"/></text:h>
      <text:p text:style-name="P17">Uložení ve formátu ODF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786793908" text:style-name="Heading_20_Tip">
        <text:list-item>
          <text:p text:style-name="P65">Tip</text:p>
        </text:list-item>
      </text:list>
      <text:p text:style-name="P26">Při sdílení dokumentu, při kterém neočekáváme nebo nechceme jeho další úpravu, je doporučovaný způsob export dokumentu do formátu PDF. LibreOffice poskytuje přímý export do PDF. Více informací se nachází v kapitole 10 Tisk, exportování, odesílání a podepisování dokumentů<text:span text:style-name="T18"/><text:span text:style-name="T18"/>.</text:p>
      <text:h text:style-name="P62" text:outline-level="2"><text:bookmark-start text:name="__RefHeading__182242_780470623"/>Ukládání textových dokumentů<text:bookmark-end text:name="__RefHeading__182242_780470623"/></text:h>
      <text:p text:style-name="P35">Kromě formátu souborů ODF (.odt, .ott a .fodt) podporuje LibreOffice Writer při ukládání tyto formáty:</text:p>
      <table:table table:name="Table5" table:style-name="Table5">
        <table:table-column table:style-name="Table5.A"/>
        <table:table-column table:style-name="Table5.B"/>
        <table:table-row>
          <table:table-cell table:style-name="Table5.A1" office:value-type="string">
            <text:p text:style-name="P45">Office Open XML Text (.docx)</text:p>
          </table:table-cell>
          <table:table-cell table:style-name="Table5.A1" office:value-type="string">
            <text:p text:style-name="P40"><text:span text:style-name="T15">Microsoft Word 2007–</text:span><text:span text:style-name="T10">3</text:span><text:span text:style-name="T11">65</text:span><text:span text:style-name="T15"> (.docx, .dotx)</text:span></text:p>
          </table:table-cell>
        </table:table-row>
        <table:table-row>
          <table:table-cell table:style-name="Table5.A1" office:value-type="string">
            <text:p text:style-name="P46">Microsoft Word 97–2003 (.doc)</text:p>
          </table:table-cell>
          <table:table-cell table:style-name="Table5.A1" office:value-type="string">
            <text:p text:style-name="P41">Microsoft Word 2003 XML (.xml)</text:p>
          </table:table-cell>
        </table:table-row>
        <table:table-row>
          <table:table-cell table:style-name="Table5.A1" office:value-type="string">
            <text:p text:style-name="P47">Formát Rich Text (.rtf)</text:p>
          </table:table-cell>
          <table:table-cell table:style-name="Table5.A1" office:value-type="string">
            <text:p text:style-name="P42">Text (.txt)</text:p>
          </table:table-cell>
        </table:table-row>
        <table:table-row>
          <table:table-cell table:style-name="Table5.A1" office:value-type="string">
            <text:p text:style-name="P47">Kódovaný text (.txt)</text:p>
          </table:table-cell>
          <table:table-cell table:style-name="Table5.A1" office:value-type="string">
            <text:p text:style-name="P42">Formát textu Unified Office (.uot, .uof)</text:p>
          </table:table-cell>
        </table:table-row>
        <table:table-row>
          <table:table-cell table:style-name="Table5.A1" office:value-type="string">
            <text:p text:style-name="P47">Dokument HTML (.html a .htm)</text:p>
          </table:table-cell>
          <table:table-cell table:style-name="Table5.A1" office:value-type="string">
            <text:p text:style-name="P42">DocBook (.xml)</text:p>
          </table:table-cell>
        </table:table-row>
      </table:table>
      <text:p text:style-name="P17">Podpora šifrování, která je součástí exportního filtru pro formát Microsoft Word 97/2000/XP, umožňuje ukládání souborů aplikace Microsoft Word s ochranou heslem.</text:p>
      <text:list xml:id="list114020175979871" text:continue-list="list2316253525" text:style-name="Heading_20_Note">
        <text:list-item>
          <text:p text:style-name="P64">Poznámka</text:p>
        </text:list-item>
      </text:list>
      <text:p text:style-name="P26">Formát .rtf je běžný formát pro přenos textu mezi aplikacemi, ale může při něm dojít ke ztrátě formátování a obrázků. Z tohoto důvodu je vhodnější použít jiné formáty.</text:p>
      <text:h text:style-name="P62" text:outline-level="2"><text:bookmark-start text:name="__RefHeading__182244_780470623"/>Ukládání tabulkových souborů<text:bookmark-end text:name="__RefHeading__182244_780470623"/></text:h>
      <text:p text:style-name="P35"><text:alphabetical-index-mark text:string-value="ukládání" text:key1="sešitů"/>Kromě formátu souborů ODF (.ods, .ots a .fods) podporuje LibreOffice Writer při ukládání tyto formáty:</text:p>
      <table:table table:name="Table6" table:style-name="Table6">
        <table:table-column table:style-name="Table6.A"/>
        <table:table-column table:style-name="Table6.B"/>
        <table:table-row>
          <table:table-cell table:style-name="Table6.A1" office:value-type="string">
            <text:p text:style-name="P43">Sešit Office Open XML (.xlsx)</text:p>
          </table:table-cell>
          <table:table-cell table:style-name="Table6.A1" office:value-type="string">
            <text:p text:style-name="P39">Data Interchange Format (.dif)</text:p>
          </table:table-cell>
        </table:table-row>
        <table:table-row>
          <table:table-cell table:style-name="Table6.A1" office:value-type="string">
            <text:p text:style-name="P43">Microsoft Excel 2007–<text:span text:style-name="T12">365</text:span> XML (.xlsx)</text:p>
          </table:table-cell>
          <table:table-cell table:style-name="Table6.A1" office:value-type="string">
            <text:p text:style-name="P39">dBase (.dbf)</text:p>
          </table:table-cell>
        </table:table-row>
        <table:table-row>
          <table:table-cell table:style-name="Table6.A1" office:value-type="string">
            <text:p text:style-name="P44">Microsoft Excel 97–2003 (.xls a .xlw)</text:p>
          </table:table-cell>
          <table:table-cell table:style-name="Table6.A1" office:value-type="string">
            <text:p text:style-name="P39">SYLK (.slk)</text:p>
          </table:table-cell>
        </table:table-row>
        <table:table-row table:style-name="Table6.4">
          <table:table-cell table:style-name="Table6.A1" office:value-type="string">
            <text:p text:style-name="P44">Šablona Microsoft Excel 97–2003 (.xlt)</text:p>
          </table:table-cell>
          <table:table-cell table:style-name="Table6.A1" office:value-type="string">
            <text:p text:style-name="P39">Text CSV (.csv a .txt)</text:p>
          </table:table-cell>
        </table:table-row>
        <table:table-row>
          <table:table-cell table:style-name="Table6.A1" office:value-type="string">
            <text:p text:style-name="P44">Microsoft Excel 2003 XML (.xml)</text:p>
          </table:table-cell>
          <table:table-cell table:style-name="Table6.A1" office:value-type="string">
            <text:p text:style-name="P39">Formát sešitu Unified Office (.uos)</text:p>
          </table:table-cell>
        </table:table-row>
        <table:table-row>
          <table:table-cell table:style-name="Table6.A1" office:value-type="string">
            <text:p text:style-name="P44">HTML Document (Calc) (.html a .htm)</text:p>
          </table:table-cell>
          <table:table-cell table:style-name="Table6.A1" office:value-type="string">
            <text:p text:style-name="P48"/>
          </table:table-cell>
        </table:table-row>
      </table:table>
      <text:h text:style-name="P63" text:outline-level="2"><text:bookmark-start text:name="__RefHeading__182246_780470623"/><text:soft-page-break/>Ukládání prezentací<text:bookmark-end text:name="__RefHeading__182246_780470623"/></text:h>
      <text:p text:style-name="P35"><text:alphabetical-index-mark text:string-value="ukládání" text:key1="prezentace"/>Kromě formátu souborů ODF (.odp, .otp a .fodp a .odg) podporuje LibreOffice Writer při ukládání tyto formáty:</text:p>
      <text:p text:style-name="P29">Microsoft PowerPoint 2007–<text:span text:style-name="T13">365</text:span> (.pptx, .potm)<text:line-break/>Microsoft PowerPoint 2007–<text:span text:style-name="T13">365</text:span> AutoPlay (.ppsx)<text:line-break/>Microsoft PowerPoint 97–2003 (.ppt)<text:line-break/>Microsoft PowerPoint 97–2003 Template (.pot)<text:line-break/>Microsoft PowerPoint 97–2003 AutoPlay (.pps)<text:line-break/>Office Open XML Presentation (.pptx, .potm, .ppsx)<text:line-break/>Formát prezentace Unified Office (.uop)</text:p>
      <text:p text:style-name="P24">Impress dokáže exportovat i do formátu Macromedia Flash (SWF) a dalších formátů, které používá modul Draw.</text:p>
      <text:h text:style-name="P62" text:outline-level="2"><text:bookmark-start text:name="__RefHeading__182248_780470623"/>Ukládání kreseb<text:bookmark-end text:name="__RefHeading__182248_780470623"/></text:h>
      <text:p text:style-name="P17"><text:alphabetical-index-mark text:string-value="ukládání" text:key1="soubory s grafikou"/>Draw při ukládání podporuje formát Open Document Drawing (.odg, .otg, a .fodg).</text:p>
      <text:p text:style-name="P25">Draw dokáže exportovat do formátu MacroMedia Flash (.swf) a jakéhokoliv <text:span text:style-name="T28">z </text:span><text:span text:style-name="T27">následujících grafických formátů: </text:span>BMP, EMF, EPS, GIF, JPEG, PNG, SVG, TIFF <text:span text:style-name="T27">a </text:span>WMF.</text:p>
      <text:h text:style-name="P62" text:outline-level="2"><text:bookmark-start text:name="__RefHeading__182250_780470623"/>LibreOffice Writer/Web při ukládání podporuje tyto formáty<text:bookmark-end text:name="__RefHeading__182250_780470623"/></text:h>
      <text:p text:style-name="P27">Dokument HTML (.html a .htm), jako HTML 4.0 Transitional<text:line-break/>Text a kódovaný text (LibreOffice Writer/Web) (.txt)</text:p>
      <text:h text:style-name="P57" text:outline-level="1"><text:bookmark-start text:name="__RefHeading__184177_780470623"/>Export do jiných formátů<text:bookmark-end text:name="__RefHeading__184177_780470623"/></text:h>
      <text:p text:style-name="P17">Na rozdíl od příkazu „Uložit jako“ používá LibreOffice termín „export“ k vytvoření nového souboru s jiným formátem, aniž by opustil aktuální obsah a formát souboru. Pokud nenajdeme typ souboru v dialogovém okně „Uložit jako“, je třeba se podívat na další typy v dialogovém okně „Export“.</text:p>
      <text:p text:style-name="P22">PDF je dobře známý exportní formát od OpenOffice.org 1.5 a EPUB je nový formát pro export od LibreOffice 6.0. <text:span text:style-name="T19">Více informací o exportních formátech se nachází v kapitole 10 Tisk, exportování, odesílání a podepisování dokumentů.</text:span><text:span text:style-name="T26"/><text:span text:style-name="T19"/></text:p>
      <text:p text:style-name="P20">LibreOffice také <text:span text:style-name="T19"/>při exportu podporuje formáty HTML a XHTML. Pro publikování na serveru Wiki exportujeme dokumenty ve formátu MediaWiki (.txt). Kromě toho moduly Draw a Impress dokáží exportovat do Adobe Flash (SWF) a mnoha obrázkových formátů.</text:p>
      <text:p text:style-name="P17"><text:bookmark-start text:name="__RefHeading__5648_15665686441"/>Pokud chceme exportovat do jednoho z těchto formátů, použijeme položku hlavní nabídky <text:span text:style-name="Strong_20_Emphasis">Soubor &gt; Exportovat</text:span>.  V dialogovém okně „Exportovat“ určíme název exportovaného dokumentu, pak zvolíme požadovaný formát v <text:span text:style-name="T26"/>seznamu „Formát souboru“ a stiskneme tlačítko <text:span text:style-name="Strong_20_Emphasis">Exportovat</text:span> <text:span text:style-name="T26">nebo </text:span><text:span text:style-name="Strong_20_Emphasis"><text:span text:style-name="T26">Uložit</text:span></text:span><text:span text:style-name="T26"> </text:span><text:span text:style-name="T26"/>.<text:bookmark-end text:name="__RefHeading__5648_1566568644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fab5a6"/>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fd74f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do jiných formátů</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ormáty souborů, které LibreOffice dokáže zapisovat</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Příloha B Otevřený software, otevřené standardy, OpenDocument</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Příloha B Otevřený software, otevřené standardy, OpenDocument</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11T19:25:24.390676000</meta:creation-date>
    <meta:editing-duration>P1DT1H39M42S</meta:editing-duration>
    <meta:editing-cycles>74</meta:editing-cycles>
    <meta:generator>LibreOffice/6.4.0.3$Windows_X86_64 LibreOffice_project/b0a288ab3d2d4774cb44b62f04d5d28733ac6df8</meta:generator>
    <dc:title>Příloha B Otevřený software, otevřené standardy, OpenDocument</dc:title>
    <meta:initial-creator>Jean Weber</meta:initial-creator>
    <dc:date>2020-02-29T11:40:19.291000000</dc:date>
    <dc:creator>kees kriek</dc:creator>
    <meta:document-statistic meta:table-count="7" meta:image-count="1" meta:object-count="0" meta:page-count="9" meta:paragraph-count="231" meta:word-count="2534" meta:character-count="16709" meta:non-whitespace-character-count="14411"/>
    <meta:template xlink:type="simple" xlink:actuate="onRequest" xlink:title="LO_6.0_Chapter_Template" xlink:href="../../../Documents/.config/libreoffice/4/user/template/LO_6.0_Chapter_Template.ott" meta:date="2018-05-18T16:58:07.217000000"/>
  </office:meta>
</office:document-meta>
</file>